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8in"/>
    </style:style>
    <style:style style:name="co2" style:family="table-column">
      <style:table-column-properties fo:break-before="auto" style:column-width="2.1638in"/>
    </style:style>
    <style:style style:name="co3" style:family="table-column">
      <style:table-column-properties fo:break-before="auto" style:column-width="4.0437in"/>
    </style:style>
    <style:style style:name="co4" style:family="table-column">
      <style:table-column-properties fo:break-before="auto" style:column-width="4.38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4ea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column table:style-name="co6" table:number-columns-repeated="15360" table:default-cell-style-name="ce6"/>
        <table:table-row table:style-name="ro1">
          <table:table-cell table:style-name="ce3" office:value-type="string" calcext:value-type="string">
            <text:p>Description du problème</text:p>
          </table:table-cell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Impact</text:p>
          </table:table-cell>
          <table:table-cell table:style-name="ce3" office:value-type="string" calcext:value-type="string">
            <text:p>Solution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L’Update() vérifie une position et une rotation qui ne peuvent être modifiées nulle part ailleurs dans le projet, cette vérification est donc complètement inutile</text:p>
          </table:table-cell>
          <table:table-cell table:style-name="ce5" office:value-type="string" calcext:value-type="string">
            <text:p>MazeSpawner.cs</text:p>
          </table:table-cell>
          <table:table-cell table:style-name="ce5" office:value-type="string" calcext:value-type="string">
            <text:p>3.5MB de GC Alloc</text:p>
          </table:table-cell>
          <table:table-cell table:style-name="ce5" office:value-type="string" calcext:value-type="string">
            <text:p>Suppression de la fonction Update()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Le Start() utilise un FindGameObjectsWithTag()</text:p>
          </table:table-cell>
          <table:table-cell table:style-name="ce5" office:value-type="string" calcext:value-type="string">
            <text:p>MazeSpawner.cs</text:p>
          </table:table-cell>
          <table:table-cell table:style-name="ce4" office:value-type="string" calcext:value-type="string">
            <text:p>Aucun sur les FPS du jeu puisqu’uniquement dans le Start() mais mauvaise pratique</text:p>
          </table:table-cell>
          <table:table-cell table:style-name="ce4" office:value-type="string" calcext:value-type="string">
            <text:p>Passage de la list Spawnpoints en SerializeField, population de celle-ci dans l’Inspector puis appel de Spawnpoints.Count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Plusieurs méthodes utlisent un foreach()</text:p>
          </table:table-cell>
          <table:table-cell table:style-name="ce5" office:value-type="string" calcext:value-type="string">
            <text:p>MazeSpawner.cs, SimpleAI.cs</text:p>
          </table:table-cell>
          <table:table-cell table:style-name="ce4" office:value-type="string" calcext:value-type="string">
            <text:p>Aucun sur les FPS du jeu puisqu’uniquement dans le Start() mais mauvaise pratique</text:p>
          </table:table-cell>
          <table:table-cell table:style-name="ce4" office:value-type="string" calcext:value-type="string">
            <text:p>Remplacement de chaque foreach par une boucle for (plus optimale)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Trop de calls du RenderForward BatchRenderer</text:p>
          </table:table-cell>
          <table:table-cell table:style-name="ce5" office:value-type="string" calcext:value-type="string">
            <text:p>Assets</text:p>
          </table:table-cell>
          <table:table-cell table:style-name="ce5" office:value-type="string" calcext:value-type="string">
            <text:p>Environ 9000 calls</text:p>
          </table:table-cell>
          <table:table-cell table:style-name="ce4" office:value-type="string" calcext:value-type="string">
            <text:p>Occlusion Culling (baking) du floor, des walls et des modules, réduit de plus de moitié le nombre de calls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>
            <text:p>Debug.Log() appelés à chaque frame et complètement inutile car dit juste qu’un player est présent dans la scène…</text:p>
          </table:table-cell>
          <table:table-cell table:style-name="ce5" office:value-type="string" calcext:value-type="string">
            <text:p>SimpleAI.cs</text:p>
          </table:table-cell>
          <table:table-cell table:style-name="ce5" office:value-type="string" calcext:value-type="string">
            <text:p>3ms</text:p>
          </table:table-cell>
          <table:table-cell table:style-name="ce5" office:value-type="string" calcext:value-type="string">
            <text:p>Supprimer ces Debug.Log() qui ne servent strictement à rien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FindGameObjectsWithTag() sont appelés à chaque frame dans HasFoundPlayer() et dans FindVisibleTargets()</text:p>
          </table:table-cell>
          <table:table-cell table:style-name="ce5" office:value-type="string" calcext:value-type="string">
            <text:p>SimpleAI.cs</text:p>
          </table:table-cell>
          <table:table-cell table:style-name="ce5" office:value-type="string" calcext:value-type="string">
            <text:p>6ms</text:p>
          </table:table-cell>
          <table:table-cell table:style-name="ce4" office:value-type="string" calcext:value-type="string">
            <text:p>Déclarer un private Gameobject[] players et l’instantier dans le Start() pour avoir un seul appel à FindGameObjectsWithTag() plutôt qu’un à chaque frame…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FindGameObjectsWithTag() est appelé plusieurs fois à chaque frame dans l’Update()</text:p>
          </table:table-cell>
          <table:table-cell table:style-name="ce5" office:value-type="string" calcext:value-type="string">
            <text:p>EnemySpawner.cs</text:p>
          </table:table-cell>
          <table:table-cell table:style-name="ce5"/>
          <table:table-cell table:style-name="ce4" office:value-type="string" calcext:value-type="string">
            <text:p>Déclarer un private Gameobject[] enemySpawnPoints et l’instantier dans le Start() pour avoir un seul appel à FindGameObjectsWithTag() plutôt qu’un à chaque frame…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La lumière des particles est en Point</text:p>
          </table:table-cell>
          <table:table-cell table:style-name="ce5" office:value-type="string" calcext:value-type="string">
            <text:p>Prefab ParticleLight</text:p>
          </table:table-cell>
          <table:table-cell table:style-name="ce5" office:value-type="string" calcext:value-type="string">
            <text:p>18ms et 10000 calls sur le RenderForward BatchRenderer</text:p>
          </table:table-cell>
          <table:table-cell table:style-name="ce5" office:value-type="string" calcext:value-type="string">
            <text:p>Changer le type de lumière à Spot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>
            <text:p>Le Culling Mode des CanFireParticle et de leur Smoke est en Always Simulate</text:p>
          </table:table-cell>
          <table:table-cell table:style-name="ce5" office:value-type="string" calcext:value-type="string">
            <text:p>FireCan</text:p>
          </table:table-cell>
          <table:table-cell table:style-name="ce5" office:value-type="string" calcext:value-type="string">
            <text:p>3.5ms et 2000 calls sur le RenderForward BatchRenderer</text:p>
          </table:table-cell>
          <table:table-cell table:style-name="ce4" office:value-type="string" calcext:value-type="string">
            <text:p>Faire un prefab FireCan ou les Culling Modes sont en Automatic puis remplacher chaque FireCan dans les modules par ce prefab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>
            <text:p>Les GOs des Module Prefabs ne sont pas des prefabs eux-mêmes</text:p>
          </table:table-cell>
          <table:table-cell table:style-name="ce5" office:value-type="string" calcext:value-type="string">
            <text:p>Module Prefabs</text:p>
          </table:table-cell>
          <table:table-cell table:style-name="ce5" office:value-type="string" calcext:value-type="string">
            <text:p>2-3ms</text:p>
          </table:table-cell>
          <table:table-cell table:style-name="ce4" office:value-type="string" calcext:value-type="string">
            <text:p>Passer les GOs présents dans les Module Prefabs (mazeWall, dustinBin, vendingMachine, polySurfaces, etc.) en préfabs</text:p>
          </table:table-cell>
          <table:table-cell table:number-columns-repeated="16380"/>
        </table:table-row>
        <table:table-row table:style-name="ro4" table:number-rows-repeated="104856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Table_1" table:target-range-address="'Feuille 1'.A1:'Feuille 1'.D1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8-30T15:46:53.334000000</dc:date>
    <meta:editing-duration>P2DT1H30M20S</meta:editing-duration>
    <meta:editing-cycles>3</meta:editing-cycles>
    <meta:document-statistic meta:table-count="1" meta:cell-count="43" meta:object-count="0"/>
  </office:meta>
</office:document-meta>
</file>